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15%"/>
      <style:text-properties style:font-name="Liberation Sans"/>
    </style:style>
    <style:style style:name="P3" style:family="paragraph" style:parent-style-name="Standard">
      <style:paragraph-properties fo:line-height="115%"/>
      <style:text-properties style:font-name="Liberation Sans" officeooo:paragraph-rsid="00074291"/>
    </style:style>
    <style:style style:name="P4" style:family="paragraph" style:parent-style-name="Standard">
      <style:text-properties fo:color="#009933" style:font-name="Liberation Sans" fo:font-size="24pt" fo:font-weight="bold" officeooo:rsid="00082db1" officeooo:paragraph-rsid="00082db1" style:font-size-asian="21pt" style:font-weight-asian="bold" style:font-size-complex="24pt" style:font-weight-complex="bold"/>
    </style:style>
    <style:style style:name="P5" style:family="paragraph" style:parent-style-name="Standard">
      <style:paragraph-properties fo:line-height="150%"/>
      <style:text-properties style:font-name="Liberation Sans" officeooo:rsid="00082db1" officeooo:paragraph-rsid="00082db1"/>
    </style:style>
    <style:style style:name="P6" style:family="paragraph" style:parent-style-name="Standard">
      <style:paragraph-properties fo:line-height="150%"/>
      <style:text-properties style:font-name="Liberation Sans" officeooo:paragraph-rsid="00082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officeooo:rsid="00082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FIGURAS Y TAB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3">Figura 1 – Número aplicaciones en el Play Store de Google</text:span></text:p>
      <text:p text:style-name="P5"><text:span text:style-name="T2">Figura 2 – Porcentaje trimestral de dispositivos con PHA</text:span></text:p>
      <text:p text:style-name="P5"><text:span text:style-name="T2">Figura 3 – Paises con porcentaje de dispostiivos con PH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8:30.421906242</meta:creation-date>
    <dc:date>2019-09-01T17:36:45.478469925</dc:date>
    <meta:editing-duration>PT11M4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4" meta:word-count="30" meta:character-count="185" meta:non-whitespace-character-count="156"/>
  </office:meta>
</office:document-meta>
</file>